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657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crea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nom fichier</text:p>
          </table:table-cell>
          <table:table-cell office:value-type="string" calcext:value-type="string">
            <text:p>lien source</text:p>
          </table:table-cell>
        </table:table-row>
        <table:table-row table:style-name="ro1">
          <table:table-cell office:value-type="string" calcext:value-type="string">
            <text:p>episodes-plus-morts-game-of-thrones</text:p>
          </table:table-cell>
          <table:table-cell office:value-type="string" calcext:value-type="string">
            <text:p><text:a xlink:href="https://www.kaggle.com/datasets/dasbootstrapping/game-of-thrones-episode-data" xlink:type="simple">https://www.kaggle.com/datasets/dasbootstrapping/game-of-thrones-episode-data</text:a></text:p>
          </table:table-cell>
        </table:table-row>
        <table:table-row table:style-name="ro1">
          <table:table-cell office:value-type="string" calcext:value-type="string">
            <text:p>equipe-de-france-foot-homme-cdm-1998</text:p>
          </table:table-cell>
          <table:table-cell office:value-type="string" calcext:value-type="string">
            <text:p><text:a xlink:href="https://www.data.gouv.fr/fr/datasets/histoire-de-lequipe-de-france-de-football/" xlink:type="simple">https://www.data.gouv.fr/fr/datasets/histoire-de-lequipe-de-france-de-football/</text:a></text:p>
          </table:table-cell>
        </table:table-row>
        <table:table-row table:style-name="ro1">
          <table:table-cell office:value-type="string" calcext:value-type="string">
            <text:p>equipe-de-france-foot-homme-victoires-2016-2018</text:p>
          </table:table-cell>
          <table:table-cell office:value-type="string" calcext:value-type="string">
            <text:p><text:a xlink:href="https://www.data.gouv.fr/fr/datasets/histoire-de-lequipe-de-france-de-football/" xlink:type="simple">https://www.data.gouv.fr/fr/datasets/histoire-de-lequipe-de-france-de-football/</text:a></text:p>
          </table:table-cell>
        </table:table-row>
        <table:table-row table:style-name="ro1">
          <table:table-cell office:value-type="string" calcext:value-type="string">
            <text:p>fruits-legumes-saisons</text:p>
          </table:table-cell>
          <table:table-cell office:value-type="string" calcext:value-type="string">
            <text:p><text:a xlink:href="https://www.data.gouv.fr/fr/datasets/agribalyse-3-1-synthese/" xlink:type="simple">https://www.data.gouv.fr/fr/datasets/agribalyse-3-1-synthese/</text:a></text:p>
          </table:table-cell>
        </table:table-row>
        <table:table-row table:style-name="ro1">
          <table:table-cell office:value-type="string" calcext:value-type="string">
            <text:p>mmi-ile-de-france-2019-2022</text:p>
          </table:table-cell>
          <table:table-cell office:value-type="string" calcext:value-type="string">
            <text:p><text:a xlink:href="https://www.data.gouv.fr/fr/datasets/parcoursup-2022-voeux-de-poursuite-detudes-et-de-reorientation-dans-lenseignement-superieur-et-reponses-des-etablissements/" xlink:type="simple">https://www.data.gouv.fr/fr/datasets/parcoursup-2022-voeux-de-poursuite-detudes-et-de-reorientation-dans-lenseignement-superieur-et-reponses-des-etablissements/</text:a></text:p>
          </table:table-cell>
        </table:table-row>
        <table:table-row table:style-name="ro1">
          <table:table-cell office:value-type="string" calcext:value-type="string">
            <text:p>top-10-naissances-1994-2004-2014</text:p>
          </table:table-cell>
          <table:table-cell office:value-type="string" calcext:value-type="string">
            <text:p><text:a xlink:href="https://www.insee.fr/fr/statistiques/2540004?sommaire=4767262" xlink:type="simple">https://www.insee.fr/fr/statistiques/2540004?sommaire=4767262</text:a></text:p>
          </table:table-cell>
        </table:table-row>
        <table:table-row table:style-name="ro1">
          <table:table-cell office:value-type="string" calcext:value-type="string">
            <text:p>Deplacements-jacques-chirac-en-France</text:p>
          </table:table-cell>
          <table:table-cell office:value-type="string" calcext:value-type="string">
            <text:p><text:a xlink:href="https://www.data.gouv.fr/fr/datasets/deplacements-des-presidents-de-la-republique-et-des-premiers-ministres-depuis-1945/" xlink:type="simple">https://www.data.gouv.fr/fr/datasets/deplacements-des-presidents-de-la-republique-et-des-premiers-ministres-depuis-1945/</text:a></text:p>
          </table:table-cell>
        </table:table-row>
        <table:table-row table:style-name="ro1">
          <table:table-cell office:value-type="string" calcext:value-type="string">
            <text:p>top-5-par-dpt-exces-vitesse-idf-2021</text:p>
          </table:table-cell>
          <table:table-cell office:value-type="string" calcext:value-type="string">
            <text:p><text:a xlink:href="https://www.data.gouv.fr/fr/datasets/jeu-de-donnees-des-vitesses-relevees-par-les-voitures-radars-a-conduite-externalisee/#/resources" xlink:type="simple">https://www.data.gouv.fr/fr/datasets/jeu-de-donnees-des-vitesses-relevees-par-les-voitures-radars-a-conduite-externalisee/#/resources</text:a></text:p>
          </table:table-cell>
        </table:table-row>
      </table:table>
      <table:table table:name="dev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nom fichier</text:p>
          </table:table-cell>
          <table:table-cell office:value-type="string" calcext:value-type="string">
            <text:p>lien source</text:p>
          </table:table-cell>
        </table:table-row>
        <table:table-row table:style-name="ro1">
          <table:table-cell office:value-type="string" calcext:value-type="string">
            <text:p>geo-alimconfiance_idf_oise</text:p>
          </table:table-cell>
          <table:table-cell office:value-type="string" calcext:value-type="string">
            <text:p><text:a xlink:href="https://www.data.gouv.fr/fr/datasets/resultats-des-controles-officiels-sanitaires-dispositif-dinformation-alimconfiance/#/resources" xlink:type="simple">https://www.data.gouv.fr/fr/datasets/resultats-des-controles-officiels-sanitaires-dispositif-dinformation-alimconfiance/#/resources</text:a></text:p>
          </table:table-cell>
        </table:table-row>
        <table:table-row table:style-name="ro1">
          <table:table-cell office:value-type="string" calcext:value-type="string">
            <text:p>bechdel-2016-2017-2018-test</text:p>
          </table:table-cell>
          <table:table-cell office:value-type="string" calcext:value-type="string">
            <text:p><text:a xlink:href="https://bechdeltest.com/api/v1/doc" xlink:type="simple">https://bechdeltest.com/api/v1/doc</text:a></text:p>
          </table:table-cell>
        </table:table-row>
        <table:table-row table:style-name="ro1">
          <table:table-cell office:value-type="string" calcext:value-type="string">
            <text:p>dossier naissances</text:p>
          </table:table-cell>
          <table:table-cell office:value-type="string" calcext:value-type="string">
            <text:p><text:a xlink:href="https://www.insee.fr/fr/statistiques/2540004?sommaire=4767262" xlink:type="simple">https://www.insee.fr/fr/statistiques/2540004?sommaire=4767262</text:a></text:p>
          </table:table-cell>
        </table:table-row>
        <table:table-row table:style-name="ro1">
          <table:table-cell office:value-type="string" calcext:value-type="string">
            <text:p>geo-boulangeries-ble-idf</text:p>
          </table:table-cell>
          <table:table-cell office:value-type="string" calcext:value-type="string">
            <text:p><text:a xlink:href="https://www.data.gouv.fr/fr/datasets/boulangeries-qui-proposent-la-baguette-des-franciliens/" xlink:type="simple">https://www.data.gouv.fr/fr/datasets/boulangeries-qui-proposent-la-baguette-des-franciliens/</text:a></text:p>
          </table:table-cell>
        </table:table-row>
        <table:table-row table:style-name="ro1">
          <table:table-cell office:value-type="string" calcext:value-type="string">
            <text:p>geo-boulangeries</text:p>
          </table:table-cell>
          <table:table-cell office:value-type="string" calcext:value-type="string">
            <text:p><text:a xlink:href="https://www.data.gouv.fr/fr/datasets/boulangeries-qui-proposent-la-baguette-des-franciliens/" xlink:type="simple">https://www.data.gouv.fr/fr/datasets/boulangeries-qui-proposent-la-baguette-des-franciliens/</text:a></text:p>
          </table:table-cell>
        </table:table-row>
        <table:table-row table:style-name="ro1">
          <table:table-cell office:value-type="string" calcext:value-type="string">
            <text:p>geo-alimconfiance_idf_oise</text:p>
          </table:table-cell>
          <table:table-cell office:value-type="string" calcext:value-type="string">
            <text:p><text:a xlink:href="https://www.data.gouv.fr/fr/datasets/resultats-des-controles-officiels-sanitaires-dispositif-dinformation-alimconfiance/#/resources" xlink:type="simple">https://www.data.gouv.fr/fr/datasets/resultats-des-controles-officiels-sanitaires-dispositif-dinformation-alimconfiance/#/resources</text:a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18">00/00/0000</text:date>, <text:time style:data-style-name="N2" text:time-value="12:22:37.129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6-18T12:23:09.527000000</dc:date>
    <meta:editing-duration>PT1H41M20S</meta:editing-duration>
    <meta:editing-cycles>10</meta:editing-cycles>
    <meta:generator>LibreOffice/7.2.7.2$Windows_X86_64 LibreOffice_project/8d71d29d553c0f7dcbfa38fbfda25ee34cce99a2</meta:generator>
    <meta:document-statistic meta:table-count="2" meta:cell-count="32" meta:object-count="0"/>
  </office:meta>
</office:document-meta>
</file>